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ZipArchive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rectoryZipArchiver.read( File file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rectoryZipArchiv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ZipArchive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